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officeooo:rsid="00569876" officeooo:paragraph-rsid="00569876" fo:background-color="transparent" style:font-size-asian="12pt" style:font-size-complex="12pt"/>
    </style:style>
    <style:style style:name="P2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officeooo:rsid="005ab669" officeooo:paragraph-rsid="005ab669" fo:background-color="transparent" style:font-size-asian="12pt" style:font-size-complex="12pt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3c532" officeooo:paragraph-rsid="0053c532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5e24e" officeooo:paragraph-rsid="0055e24e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87d21" officeooo:paragraph-rsid="00587d21" fo:background-color="transparent" style:font-size-asian="12pt" style:font-size-complex="12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e6ceb" officeooo:paragraph-rsid="006d6414" fo:background-color="transparent" style:font-size-asian="12pt" style:font-size-complex="12pt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305d90" fo:background-color="transparent" style:font-size-asian="12pt" style:font-size-complex="12pt"/>
    </style:style>
    <style:style style:name="P9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6d6414" officeooo:paragraph-rsid="006d6414" fo:background-color="transparent" style:font-size-asian="12pt" style:font-size-complex="12pt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741b5f" officeooo:paragraph-rsid="00741b5f" fo:background-color="transparent" style:font-size-asian="12pt" style:font-size-complex="12pt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style="italic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53c532" officeooo:paragraph-rsid="0053c532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77e508" officeooo:paragraph-rsid="0077e508" fo:background-color="transparent" style:font-size-asian="12pt" style:font-size-complex="12pt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79c307" officeooo:paragraph-rsid="0079c307" fo:background-color="transparent" style:font-size-asian="12pt" style:font-size-complex="12pt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7b0aa7" officeooo:paragraph-rsid="007b0aa7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officeooo:rsid="0036a82d" officeooo:paragraph-rsid="0036a82d" style:font-size-asian="12pt" style:font-size-complex="12pt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05d90" officeooo:paragraph-rsid="00305d9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41ff56" officeooo:paragraph-rsid="0041ff5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9fd83c" officeooo:paragraph-rsid="009fd83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0f088" officeooo:paragraph-rsid="00a0f08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20930" officeooo:paragraph-rsid="00a2093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4e372" officeooo:paragraph-rsid="00a4e37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7d528" officeooo:paragraph-rsid="00a7d52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98509" officeooo:paragraph-rsid="00a9850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98509" officeooo:paragraph-rsid="00ab915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d1c8e" officeooo:paragraph-rsid="00ad1c8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e1dc0" officeooo:paragraph-rsid="00ae1d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305d90" officeooo:paragraph-rsid="00305d90" style:font-size-asian="12pt" style:font-size-complex="12pt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35848b" officeooo:paragraph-rsid="00318943" style:font-size-asian="12pt" style:font-size-complex="12pt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812b6f" officeooo:paragraph-rsid="00812b6f" style:font-size-asian="12pt" style:font-size-complex="12pt"/>
    </style:style>
    <style:style style:name="P32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8f9087" officeooo:paragraph-rsid="008f9087" style:font-size-asian="12pt" style:font-size-complex="12pt"/>
    </style:style>
    <style:style style:name="P33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914b7d" officeooo:paragraph-rsid="00914b7d" style:font-size-asian="12pt" style:font-size-complex="12pt"/>
    </style:style>
    <style:style style:name="P34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36a82d" officeooo:paragraph-rsid="0036a82d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431c7a" officeooo:paragraph-rsid="0041ff56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94faf2" officeooo:paragraph-rsid="0094faf2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94faf2" officeooo:paragraph-rsid="0097c49f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318943" officeooo:paragraph-rsid="007b0aa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7b0aa7" officeooo:paragraph-rsid="007b0aa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7f416d" officeooo:paragraph-rsid="007f416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812b6f" officeooo:paragraph-rsid="00812b6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829b7e" officeooo:paragraph-rsid="00829b7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83a91c" officeooo:paragraph-rsid="0083a91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6d6414" officeooo:paragraph-rsid="006d6414" fo:background-color="transparent" style:font-size-asian="12pt" style:font-size-complex="12pt"/>
    </style:style>
    <style:style style:name="P45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ce0534" officeooo:paragraph-rsid="00ce0534" fo:background-color="transparent" style:font-size-asian="12pt" style:font-size-complex="12pt"/>
    </style:style>
    <style:style style:name="P46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c5faca" officeooo:paragraph-rsid="00c5faca" fo:background-color="transparent" style:font-size-asian="12pt" style:font-size-complex="12pt"/>
    </style:style>
    <style:style style:name="P47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fo:background-color="transparent" style:font-size-asian="12pt" style:font-size-complex="12pt"/>
    </style:style>
    <style:style style:name="P48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fo:color="#000000" style:font-name="Courier New" fo:font-size="12pt" fo:font-weight="normal" officeooo:rsid="004a55f1" officeooo:paragraph-rsid="004a55f1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fo:color="#000000" style:font-name="Courier New" fo:font-size="12pt" fo:font-weight="normal" officeooo:rsid="004a55f1" officeooo:paragraph-rsid="00ce474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fo:color="#000000" style:font-name="Courier New" fo:font-size="12pt" fo:font-weight="normal" officeooo:rsid="004bccf0" officeooo:paragraph-rsid="004bccf0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5e24e" officeooo:paragraph-rsid="0055e24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style:text-underline-style="solid" style:text-underline-width="auto" style:text-underline-color="font-color" fo:font-weight="bold" officeooo:rsid="00ce4740" officeooo:paragraph-rsid="00ce4740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bold" officeooo:rsid="0047be5f" officeooo:paragraph-rsid="0047be5f" style:font-name-asian="NSimSun" style:font-size-asian="12pt" style:font-style-asian="normal" style:font-weight-asian="bold" style:font-name-complex="Arial" style:font-size-complex="12pt" style:font-style-complex="normal" style:font-weight-complex="bold"/>
    </style:style>
    <style:style style:name="P55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9fd83c" officeooo:paragraph-rsid="009fd83c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a032ae" officeooo:paragraph-rsid="009fd83c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a4e372" officeooo:paragraph-rsid="00a4e372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a98509" officeooo:paragraph-rsid="00a98509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ad1c8e" officeooo:paragraph-rsid="00ad1c8e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ae1dc0" officeooo:paragraph-rsid="00ae1dc0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431c7a" officeooo:paragraph-rsid="0041ff56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35848b" officeooo:paragraph-rsid="00318943" style:font-size-asian="12pt" style:font-size-complex="12pt"/>
    </style:style>
    <style:style style:name="P63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940cdd" officeooo:paragraph-rsid="00940cdd" style:font-size-asian="12pt" style:font-size-complex="12pt"/>
    </style:style>
    <style:style style:name="P64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style:text-underline-style="solid" style:text-underline-width="auto" style:text-underline-color="font-color" fo:font-weight="normal" officeooo:rsid="0083a91c" officeooo:paragraph-rsid="0083a91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18943" officeooo:paragraph-rsid="00318943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18943" officeooo:paragraph-rsid="00305d90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6a82d" officeooo:paragraph-rsid="0036a82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47be5f" officeooo:paragraph-rsid="0047be5f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solid" style:text-underline-width="auto" style:text-underline-color="font-color" fo:font-weight="bold" officeooo:rsid="00ce4740" officeooo:paragraph-rsid="00ce4740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in" fo:margin-right="0in" fo:line-height="100%" fo:text-indent="0in" style:auto-text-indent="false" fo:break-before="page"/>
      <style:text-properties fo:color="#000000" style:font-name="Courier New" fo:font-size="12pt" style:text-underline-style="solid" style:text-underline-width="auto" style:text-underline-color="font-color" fo:font-weight="bold" officeooo:rsid="00ce4740" officeooo:paragraph-rsid="00ce4740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in" fo:margin-right="0in" fo:line-height="100%" fo:text-indent="0in" style:auto-text-indent="false" fo:break-before="page"/>
      <style:text-properties style:font-name="Courier New" fo:font-size="12pt" fo:font-weight="bold" officeooo:rsid="0036a82d" officeooo:paragraph-rsid="0036a82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in" fo:margin-right="0in" fo:line-height="100%" fo:text-indent="0in" style:auto-text-indent="false" fo:break-before="page"/>
      <style:text-properties style:font-name="Courier New" fo:font-size="12pt" style:text-underline-style="solid" style:text-underline-width="auto" style:text-underline-color="font-color" fo:font-weight="bold" officeooo:rsid="00ce4740" officeooo:paragraph-rsid="00ce4740" style:font-size-asian="12pt" style:font-weight-asian="bold" style:font-size-complex="12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officeooo:rsid="00587d21"/>
    </style:style>
    <style:style style:name="T3" style:family="text">
      <style:text-properties fo:font-weight="normal" officeooo:rsid="005e6ceb"/>
    </style:style>
    <style:style style:name="T4" style:family="text">
      <style:text-properties fo:font-weight="normal" officeooo:rsid="0063ddd4"/>
    </style:style>
    <style:style style:name="T5" style:family="text">
      <style:text-properties fo:font-weight="normal" officeooo:rsid="006d6414"/>
    </style:style>
    <style:style style:name="T6" style:family="text">
      <style:text-properties officeooo:rsid="001df4d4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df4d4"/>
    </style:style>
    <style:style style:name="T9" style:family="text">
      <style:text-properties style:text-position="super 58%" officeooo:rsid="00741b5f"/>
    </style:style>
    <style:style style:name="T10" style:family="text">
      <style:text-properties style:text-position="super 58%" fo:font-weight="normal" officeooo:rsid="006d6414"/>
    </style:style>
    <style:style style:name="T11" style:family="text">
      <style:text-properties style:text-position="super 58%" officeooo:rsid="0077e508"/>
    </style:style>
    <style:style style:name="T12" style:family="text">
      <style:text-properties style:text-position="super 58%" style:text-underline-style="solid" style:text-underline-width="auto" style:text-underline-color="font-color"/>
    </style:style>
    <style:style style:name="T13" style:family="text">
      <style:text-properties officeooo:rsid="00217d9b"/>
    </style:style>
    <style:style style:name="T14" style:family="text">
      <style:text-properties officeooo:rsid="0029833b"/>
    </style:style>
    <style:style style:name="T15" style:family="text">
      <style:text-properties officeooo:rsid="002dc3cb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32c6e2"/>
    </style:style>
    <style:style style:name="T18" style:family="text">
      <style:text-properties style:text-position="0% 100%" officeooo:rsid="0035848b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0% 100%" fo:font-style="italic" style:text-underline-style="none" officeooo:rsid="00431c7a" style:font-name-asian="NSimSun" style:font-style-asian="italic" style:font-name-complex="Arial" style:font-style-complex="italic"/>
    </style:style>
    <style:style style:name="T22" style:family="text">
      <style:text-properties style:text-position="0% 100%" fo:font-style="italic" style:font-name-asian="NSimSun" style:font-style-asian="italic" style:font-name-complex="Arial" style:font-style-complex="italic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style:text-underline-style="solid" style:text-underline-width="auto" style:text-underline-color="font-color" fo:font-weight="normal" style:font-name-asian="NSimSun" style:font-style-asian="normal" style:font-weight-asian="normal" style:font-name-complex="Arial" style:font-style-complex="normal" style:font-weight-complex="normal"/>
    </style:style>
    <style:style style:name="T27" style:family="text">
      <style:text-properties style:text-position="0% 100%" fo:font-style="normal" style:text-underline-style="solid" style:text-underline-width="auto" style:text-underline-color="font-color" style:font-name-asian="NSimSun" style:font-style-asian="normal" style:font-name-complex="Arial" style:font-style-complex="normal"/>
    </style:style>
    <style:style style:name="T28" style:family="text">
      <style:text-properties style:text-position="0% 100%" fo:font-style="normal" style:text-underline-style="solid" style:text-underline-width="auto" style:text-underline-color="font-color" officeooo:rsid="00431c7a" style:font-name-asian="NSimSun" style:font-style-asian="normal" style:font-name-complex="Arial" style:font-style-complex="normal"/>
    </style:style>
    <style:style style:name="T29" style:family="text">
      <style:text-properties style:text-position="0% 100%" fo:font-style="normal" style:text-underline-style="solid" style:text-underline-width="auto" style:text-underline-color="font-color" officeooo:rsid="0036a82d" style:font-name-asian="NSimSun" style:font-style-asian="normal" style:font-name-complex="Arial" style:font-style-complex="normal"/>
    </style:style>
    <style:style style:name="T30" style:family="text">
      <style:text-properties style:text-position="0% 100%" fo:font-style="normal" style:text-underline-style="none" style:font-style-asian="normal" style:font-style-complex="normal"/>
    </style:style>
    <style:style style:name="T3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3" style:family="text">
      <style:text-properties style:text-position="0% 100%" fo:font-style="normal" style:text-underline-style="none" fo:font-weight="normal" style:font-name-asian="NSimSun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0% 100%" fo:font-style="normal" style:text-underline-style="none" style:font-name-asian="NSimSun" style:font-style-asian="normal" style:font-name-complex="Arial" style:font-style-complex="normal"/>
    </style:style>
    <style:style style:name="T35" style:family="text">
      <style:text-properties style:text-position="0% 100%" fo:font-style="normal" style:text-underline-style="none" officeooo:rsid="00431c7a" style:font-name-asian="NSimSun" style:font-style-asian="normal" style:font-name-complex="Arial" style:font-style-complex="normal"/>
    </style:style>
    <style:style style:name="T36" style:family="text">
      <style:text-properties style:text-position="0% 100%" fo:font-style="normal" style:text-underline-style="none" officeooo:rsid="00a032ae" style:font-name-asian="NSimSun" style:font-style-asian="normal" style:font-name-complex="Arial" style:font-style-complex="normal"/>
    </style:style>
    <style:style style:name="T37" style:family="text">
      <style:text-properties style:text-position="0% 100%" fo:font-style="normal" style:text-underline-style="none" officeooo:rsid="0036a82d" style:font-name-asian="NSimSun" style:font-style-asian="normal" style:font-name-complex="Arial" style:font-style-complex="normal"/>
    </style:style>
    <style:style style:name="T38" style:family="text">
      <style:text-properties style:text-position="0% 100%" fo:font-style="normal" style:font-name-asian="NSimSun" style:font-style-asian="normal" style:font-name-complex="Arial" style:font-style-complex="normal"/>
    </style:style>
    <style:style style:name="T39" style:family="text">
      <style:text-properties style:text-position="0% 100%" fo:font-style="normal" officeooo:rsid="0036a82d" style:font-name-asian="NSimSun" style:font-style-asian="normal" style:font-name-complex="Arial" style:font-style-complex="normal"/>
    </style:style>
    <style:style style:name="T40" style:family="text">
      <style:text-properties style:text-position="0% 100%" fo:font-style="normal" officeooo:rsid="00431c7a" style:font-name-asian="NSimSun" style:font-style-asian="normal" style:font-name-complex="Arial" style:font-style-complex="normal"/>
    </style:style>
    <style:style style:name="T41" style:family="text">
      <style:text-properties style:text-position="0% 100%" fo:font-style="normal" officeooo:rsid="0036a82d" style:font-name-asian="Courier New" style:font-style-asian="normal" style:font-name-complex="Courier New" style:font-style-complex="normal"/>
    </style:style>
    <style:style style:name="T42" style:family="text">
      <style:text-properties style:text-position="0% 100%" officeooo:rsid="0077e508"/>
    </style:style>
    <style:style style:name="T43" style:family="text">
      <style:text-properties style:text-position="0% 100%" style:text-underline-style="solid" style:text-underline-width="auto" style:text-underline-color="font-color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4ec65e"/>
    </style:style>
    <style:style style:name="T46" style:family="text">
      <style:text-properties officeooo:rsid="006d6414"/>
    </style:style>
    <style:style style:name="T47" style:family="text">
      <style:text-properties officeooo:rsid="0077e508"/>
    </style:style>
    <style:style style:name="T48" style:family="text">
      <style:text-properties officeooo:rsid="007b0aa7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007b0aa7"/>
    </style:style>
    <style:style style:name="T51" style:family="text">
      <style:text-properties style:text-underline-style="solid" style:text-underline-width="auto" style:text-underline-color="font-color" officeooo:rsid="0095f875"/>
    </style:style>
    <style:style style:name="T52" style:family="text">
      <style:text-properties style:text-underline-style="solid" style:text-underline-width="auto" style:text-underline-color="font-color" officeooo:rsid="0097c49f"/>
    </style:style>
    <style:style style:name="T53" style:family="text">
      <style:text-properties officeooo:rsid="0095f875"/>
    </style:style>
    <style:style style:name="T54" style:family="text">
      <style:text-properties officeooo:rsid="0097c49f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ce4740"/>
    </style:style>
    <style:style style:name="T57" style:family="text">
      <style:text-properties officeooo:rsid="00ce47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Branden Vennes</text:p>
      <text:p text:style-name="P49">CS 324</text:p>
      <text:p text:style-name="P49">Homework 1</text:p>
      <text:p text:style-name="P50">1/2<text:span text:style-name="T45">3</text:span>/2019</text:p>
      <text:p text:style-name="P12"/>
      <text:p text:style-name="P53">PROBLEM 1</text:p>
      <text:p text:style-name="P12">Express the function n<text:span text:style-name="T8">3</text:span>/(1000-100n<text:span text:style-name="T8">2</text:span>-100n+3<text:span text:style-name="T6">)</text:span> in terms of <text:span text:style-name="T6">Θ</text:span>-notation.</text:p>
      <text:p text:style-name="P3"/>
      <text:p text:style-name="P3"><text:span text:style-name="T16">n</text:span><text:span text:style-name="T7">3</text:span></text:p>
      <text:p text:style-name="P13">/</text:p>
      <text:p text:style-name="P3">(1000-100n<text:span text:style-name="T7">2</text:span><text:span text:style-name="T16">-100n+3)</text:span></text:p>
      <text:p text:style-name="P13"/>
      <text:p text:style-name="P4"><text:span text:style-name="T16">&gt;&gt; </text:span><text:span text:style-name="T43">Θ(n</text:span><text:span text:style-name="T12">3</text:span><text:span text:style-name="T43">)</text:span></text:p>
      <text:p text:style-name="P4"><text:span text:style-name="T16"/></text:p>
      <text:p text:style-name="P12"/>
      <text:p text:style-name="P53">PROBLEM 2</text:p>
      <text:p text:style-name="P12">Use mathematical induction to show that when n is an exact power of 2, the solution of the following recurrence is T(n) = n lg n:</text:p>
      <text:p text:style-name="P11"/>
      <text:p text:style-name="P11">T(n) = </text:p>
      <text:p text:style-name="P11">{ </text:p>
      <text:p text:style-name="P11"><text:tab/>2 if n=2; </text:p>
      <text:p text:style-name="P11"><text:tab/>2T(n/2)+n if n=2<text:span text:style-name="T9">k</text:span>, for k&gt;1 </text:p>
      <text:p text:style-name="P11">}</text:p>
      <text:p text:style-name="P5"/>
      <text:p text:style-name="P1"><text:span text:style-name="T1">Base Case: n = </text:span><text:span text:style-name="T2">2</text:span></text:p>
      <text:p text:style-name="P6">When n is 2, T(n) = 2. 2 * lg(2) = 2 * 1 = 2. Base case proved.</text:p>
      <text:p text:style-name="P6"/>
      <text:p text:style-name="P2"><text:span text:style-name="T1">Induction Hypothesis: </text:span><text:span text:style-name="T3">For k-1, T(n)=n*lg</text:span><text:span text:style-name="T4">(</text:span><text:span text:style-name="T3">n</text:span><text:span text:style-name="T4">)</text:span><text:span text:style-name="T3"> when n=</text:span><text:span text:style-name="T5">2</text:span><text:span text:style-name="T10">k-1</text:span><text:span text:style-name="T1">.</text:span></text:p>
      <text:p text:style-name="P7">Let k be a positive integer. <text:span text:style-name="T46">Let n=2</text:span><text:span text:style-name="T9">k</text:span><text:span text:style-name="T46">. </text:span></text:p>
      <text:p text:style-name="P9">Then T(n)=2*T(n/2)+n.</text:p>
      <text:p text:style-name="P9">n/2=2<text:span text:style-name="T9">k</text:span>/2=2<text:span text:style-name="T7">k-1</text:span></text:p>
      <text:p text:style-name="P9">So T(n)=2*T(2<text:span text:style-name="T7">k-1</text:span>)+2<text:span text:style-name="T7">k</text:span>.</text:p>
      <text:p text:style-name="P9">By the Induction Hypothesis, T(<text:span text:style-name="T47">n</text:span>)=2*[(2<text:span text:style-name="T7">k-1</text:span>)*lg(2<text:span text:style-name="T7">k-1</text:span>)]+2<text:span text:style-name="T9">k</text:span></text:p>
      <text:p text:style-name="P10">T(<text:span text:style-name="T47">n</text:span>) = <text:span text:style-name="T47">2*[2</text:span><text:span text:style-name="T11">k-1</text:span><text:span text:style-name="T42">*(k-1)]+2</text:span><text:span text:style-name="T11">k</text:span></text:p>
      <text:p text:style-name="P14">T(n) = 2<text:span text:style-name="T7">k</text:span>*(k-1)+2<text:span text:style-name="T7">k</text:span></text:p>
      <text:p text:style-name="P14">T(n) = 2<text:span text:style-name="T7">k</text:span>[(k-1)+1] = 2<text:span text:style-name="T7">k</text:span> * k</text:p>
      <text:p text:style-name="P14">n * lg n = 2<text:span text:style-name="T7">k</text:span> * lg(2<text:span text:style-name="T7">k</text:span>) = 2<text:span text:style-name="T7">k</text:span> * k</text:p>
      <text:p text:style-name="P15">Therefore, T(n) = n * lg n.</text:p>
      <text:p text:style-name="P15"/>
      <text:p text:style-name="P16">By the method of mathematical induction. The solution to the recurrence is T(n) = n lg n when n is an exact power of 2.</text:p>
      <text:p text:style-name="P5"/>
      <text:p text:style-name="P5"/>
      <text:p text:style-name="P12"/>
      <text:p text:style-name="P70">PROBLEM 3</text:p>
      <text:p text:style-name="P12">Describe a <text:span text:style-name="T14">Θ</text:span>(n lg<text:span text:style-name="T13"> </text:span>n)-<text:span text:style-name="T15">time algorithm that, given a set S of n integers and another integer x, determines whether or not there exist two elements in S whose sum is exactly x.</text:span></text:p>
      <text:p text:style-name="P8"/>
      <text:p text:style-name="P45"><text:span text:style-name="T57">1. S</text:span>ort set <text:span text:style-name="T49">S</text:span> using merge sort.</text:p>
      <text:p text:style-name="P45"/>
      <text:p text:style-name="P45"><text:span text:style-name="T57">2. </text:span>Let value <text:span text:style-name="T49">left</text:span> be the first index of <text:span text:style-name="T49">S</text:span> and <text:span text:style-name="T49">right</text:span> be the last index of <text:span text:style-name="T49">S</text:span>.</text:p>
      <text:p text:style-name="P46"/>
      <text:p text:style-name="P45"><text:span text:style-name="T55">left</text:span> = 0</text:p>
      <text:p text:style-name="P45">right = S.length – 1</text:p>
      <text:p text:style-name="P45"/>
      <text:p text:style-name="P45"><text:span text:style-name="T57">3</text:span>. If <text:span text:style-name="T49">left</text:span> == <text:span text:style-name="T49">right</text:span>, return false.</text:p>
      <text:p text:style-name="P45"/>
      <text:p text:style-name="P45"><text:span text:style-name="T57">4</text:span>. Take the sum of <text:span text:style-name="T49">left</text:span> and <text:span text:style-name="T49">right</text:span>.</text:p>
      <text:p text:style-name="P45"/>
      <text:p text:style-name="P45"><text:span text:style-name="T57">5</text:span>. If the sum is larger than <text:span text:style-name="T49">x</text:span>, then decrement <text:span text:style-name="T49">right</text:span><text:span text:style-name="T55"> and go back to step </text:span><text:span text:style-name="T56">3</text:span><text:span text:style-name="T55">, otherwise go to step </text:span><text:span text:style-name="T56">6</text:span><text:span text:style-name="T55">.</text:span></text:p>
      <text:p text:style-name="P45"><text:span text:style-name="T55"/></text:p>
      <text:p text:style-name="P45"><text:span text:style-name="T56">6</text:span><text:span text:style-name="T55">. If the sum is less than x, then increment left and go back to step 1, otherwise go to step </text:span><text:span text:style-name="T56">7</text:span><text:span text:style-name="T55">.</text:span></text:p>
      <text:p text:style-name="P45"><text:span text:style-name="T55"/></text:p>
      <text:p text:style-name="P45"><text:span text:style-name="T56">7</text:span><text:span text:style-name="T55">. If the sum is equal to x, then return true.</text:span></text:p>
      <text:p text:style-name="P45"/>
      <text:p text:style-name="P69"/>
      <text:p text:style-name="P72">PROBLEM 4</text:p>
      <text:p text:style-name="P18">What is the smallest positive integer n such that an algorithm whose running time is 100n<text:span text:style-name="T7">2</text:span><text:span text:style-name="T16"> runs faster than an algorithm whose running time is 2</text:span><text:span text:style-name="T7">n</text:span><text:span text:style-name="T16"> on the same machine. Show your work.</text:span></text:p>
      <text:p text:style-name="P29"/>
      <text:p text:style-name="P32">100n<text:span text:style-name="T7">2 </text:span>| 2<text:span text:style-name="T7">n</text:span></text:p>
      <text:p text:style-name="P33">1: 100 | 2</text:p>
      <text:p text:style-name="P33">2: 400 | 4</text:p>
      <text:p text:style-name="P33">3: 900 | 8</text:p>
      <text:p text:style-name="P33">4: 1600 | 16</text:p>
      <text:p text:style-name="P33">5: 2500 | 32</text:p>
      <text:p text:style-name="P33">6: 3600 | 64</text:p>
      <text:p text:style-name="P33">7: 4900 | 132</text:p>
      <text:p text:style-name="P33">8: 6400 | 264</text:p>
      <text:p text:style-name="P33">9: 8100 | 512</text:p>
      <text:p text:style-name="P33">10: 10000 | 1024</text:p>
      <text:p text:style-name="P33">11: 12100 | 2048</text:p>
      <text:p text:style-name="P33">12: 14400 | 4096</text:p>
      <text:p text:style-name="P33">13: 16900 | 8192</text:p>
      <text:p text:style-name="P33">14: 19600 | 16384</text:p>
      <text:p text:style-name="P33">15: 22500 | 32768</text:p>
      <text:p text:style-name="P33"/>
      <text:p text:style-name="P63">&gt;&gt; <text:span text:style-name="T49">15</text:span></text:p>
      <text:p text:style-name="P66"><text:span text:style-name="T16"/></text:p>
      <text:p text:style-name="P72"><text:span text:style-name="T17">P</text:span><text:span text:style-name="T16">ROBLEM 5</text:span></text:p>
      <text:p text:style-name="P65"><text:span text:style-name="T17">Illustrate on paper the running of the median-finding algorithm (that is, the non-randomized on) discussed in class on the sequence: 8 17 66 2 9 7 3 97 23 79 55 26 8 77 41 1 89 902 46 328 43 20 100 57 62. </text:span><text:span text:style-name="T18">Drop into your base case (solving the problem “by inspection”) when the length of a sequence is 10 or less.</text:span></text:p>
      <text:p text:style-name="P30"/>
      <text:p text:style-name="P31">Find(13, list:</text:p>
      <text:p text:style-name="P38"><text:span text:style-name="T48">| 8 17 66 2 </text:span><text:span text:style-name="T50">9</text:span><text:span text:style-name="T48"> | 7 3 97 </text:span><text:span text:style-name="T50">23</text:span><text:span text:style-name="T48"> 79 | 55 26 8 77 </text:span><text:span text:style-name="T50">41</text:span><text:span text:style-name="T48"> | 1 </text:span><text:span text:style-name="T50">89</text:span><text:span text:style-name="T48"> 902 46 328 | 43 20 100 </text:span><text:span text:style-name="T50">57</text:span><text:span text:style-name="T48"> 62 |)</text:span></text:p>
      <text:p text:style-name="P39"/>
      <text:p text:style-name="P40">9 23 41 89 57</text:p>
      <text:p text:style-name="P40"/>
      <text:p text:style-name="P41">key = 41</text:p>
      <text:p text:style-name="P41"/>
      <text:p text:style-name="P41">lessList = 8 17 2 9 7 3 23 26 8 1 20 </text:p>
      <text:p text:style-name="P41">&gt; size = 11</text:p>
      <text:p text:style-name="P41">equalList = 41</text:p>
      <text:p text:style-name="P41">&gt; size = 1</text:p>
      <text:p text:style-name="P41">greaterList = 66 97 79 55 77 89 902 46 328 43 100 57 62</text:p>
      <text:p text:style-name="P41">&gt; size = 13</text:p>
      <text:p text:style-name="P41"/>
      <text:p text:style-name="P41">Find(1, greaterList)</text:p>
      <text:p text:style-name="P41">| 66 97 79 55 <text:span text:style-name="T49">77</text:span> | <text:span text:style-name="T49">89</text:span> 902 46 328 43 | 100 57 <text:span text:style-name="T49">62</text:span> |</text:p>
      <text:p text:style-name="P41"/>
      <text:p text:style-name="P42">77 89 62</text:p>
      <text:p text:style-name="P42"/>
      <text:p text:style-name="P42">key = 77</text:p>
      <text:p text:style-name="P42"/>
      <text:p text:style-name="P42">lessList = 66 55 46 43 57 62</text:p>
      <text:p text:style-name="P42">&gt; size = 6</text:p>
      <text:p text:style-name="P42">equalList = 77</text:p>
      <text:p text:style-name="P42">&gt; size = 1</text:p>
      <text:p text:style-name="P42">greaterList = 97 79 89 902 328 100</text:p>
      <text:p text:style-name="P42">&gt; size = 6</text:p>
      <text:p text:style-name="P42"/>
      <text:p text:style-name="P43">Find(1, lessList) = 43</text:p>
      <text:p text:style-name="P43"/>
      <text:p text:style-name="P64">Median = 43</text:p>
      <text:p text:style-name="P30"/>
      <text:p text:style-name="P30"/>
      <text:p text:style-name="P67"><text:span text:style-name="T18"/></text:p>
      <text:p text:style-name="P71"><text:span text:style-name="T18">P</text:span><text:span text:style-name="T16">roblems 6-8 use the following definition of </text:span><text:span text:style-name="T19">permutation </text:span><text:span text:style-name="T23">from the lecture:</text:span></text:p>
      <text:p text:style-name="P17"><text:span text:style-name="T23">List </text:span><text:span text:style-name="T24">a</text:span><text:span text:style-name="T30"> </text:span><text:span text:style-name="T31">is a permutation of list </text:span><text:span text:style-name="T25">b</text:span><text:span text:style-name="T31"> if any of the following are true</text:span></text:p>
      <text:p text:style-name="P17"><text:span text:style-name="T20"><text:tab/>- </text:span><text:span text:style-name="T31">list </text:span><text:span text:style-name="T25">a</text:span><text:span text:style-name="T31"> and list </text:span><text:span text:style-name="T25">b</text:span><text:span text:style-name="T31"> are both null, otherwise:</text:span></text:p>
      <text:p text:style-name="P17"><text:span text:style-name="T31"><text:tab/>- </text:span><text:span text:style-name="T25">a.head</text:span><text:span text:style-name="T31">=</text:span><text:span text:style-name="T25">b.head</text:span><text:span text:style-name="T31">, and </text:span><text:span text:style-name="T25">a.tail</text:span><text:span text:style-name="T31"> is a permutation of </text:span><text:span text:style-name="T25">b.tail</text:span></text:p>
      <text:p text:style-name="P17"><text:span text:style-name="T31"><text:tab/>- </text:span><text:span text:style-name="T25">a.head</text:span><text:span text:style-name="T32">≠</text:span><text:span text:style-name="T26">b.head</text:span><text:span text:style-name="T33">, and there exists a list </text:span><text:span text:style-name="T26">c</text:span><text:span text:style-name="T33"> such that</text:span></text:p>
      <text:p text:style-name="P17"><text:span text:style-name="T33"><text:tab/><text:tab/>- </text:span><text:span text:style-name="T26">a.tail</text:span><text:span text:style-name="T33"> is a permutation of </text:span><text:span text:style-name="T26">b.head:c</text:span><text:span text:style-name="T33">, and</text:span></text:p>
      <text:p text:style-name="P17"><text:span text:style-name="T33"><text:tab/><text:tab/>- </text:span><text:span text:style-name="T26">b.tail</text:span><text:span text:style-name="T33"> is a permutation of </text:span><text:span text:style-name="T26">a.head:c</text:span></text:p>
      <text:p text:style-name="P34"/>
      <text:p text:style-name="P69"><text:span text:style-name="T38">PROBLEM 6</text:span></text:p>
      <text:p text:style-name="P19"><text:span text:style-name="T34">Use induction </text:span><text:span text:style-name="T35">to prove that any (finite) list is a permutation of itself—in other words, that the </text:span><text:span text:style-name="T21">permutation</text:span><text:span text:style-name="T35"> relation is </text:span><text:span text:style-name="T28">reflexive</text:span><text:span text:style-name="T35">.</text:span></text:p>
      <text:p text:style-name="P35"/>
      <text:p text:style-name="P36">Base case: empty list</text:p>
      <text:p text:style-name="P36">Let lst be an empty list. By the definition of <text:span text:style-name="T44">permutation</text:span>, lst is a permutation of itself.</text:p>
      <text:p text:style-name="P36"/>
      <text:p text:style-name="P36">Induction Hypothesis: A list of length k-1 is a permutation of itself.</text:p>
      <text:p text:style-name="P36">Let <text:span text:style-name="T49">lst</text:span> be a list of length k. </text:p>
      <text:p text:style-name="P36"><text:span text:style-name="T51">l</text:span><text:span text:style-name="T49">st</text:span> will have the same head as itself because it is the same list.</text:p>
      <text:p text:style-name="P36">Then, since <text:span text:style-name="T49">lst.head</text:span>=<text:span text:style-name="T49">lst.head</text:span>, in order to prove that <text:span text:style-name="T49">lst</text:span> is a permutation of <text:span text:style-name="T53">itself</text:span>, <text:span text:style-name="T49">lst.tail</text:span> must be a permutation of <text:span text:style-name="T53">itself</text:span>.</text:p>
      <text:p text:style-name="P37">The length of <text:span text:style-name="T49">lst.tail</text:span> is one less than the length of <text:span text:style-name="T49">lst</text:span>.</text:p>
      <text:p text:style-name="P37"><text:span text:style-name="T54">So </text:span><text:span text:style-name="T52">lst.tail</text:span><text:span text:style-name="T54"> has length k-1.</text:span></text:p>
      <text:p text:style-name="P37"><text:span text:style-name="T54">By the induction hypothesis, </text:span><text:span text:style-name="T52">lst.tail</text:span><text:span text:style-name="T54"> is a permutation.</text:span></text:p>
      <text:p text:style-name="P37"><text:span text:style-name="T54">Therefore, </text:span><text:span text:style-name="T52">lst</text:span><text:span text:style-name="T54"> is a permutation by the method of induction.</text:span> </text:p>
      <text:p text:style-name="P35"/>
      <text:p text:style-name="P35"/>
      <text:p text:style-name="P68"><text:span text:style-name="T35"/></text:p>
      <text:p text:style-name="P72"><text:span text:style-name="T40">P</text:span><text:span text:style-name="T38">ROBLEM 7</text:span></text:p>
      <text:p text:style-name="P68"><text:span text:style-name="T34">Using the recursive definition of permutation above, </text:span><text:span text:style-name="T27">use induction</text:span><text:span text:style-name="T34"> to prove that if list </text:span><text:span text:style-name="T27">a</text:span><text:span text:style-name="T34"> is a permutation of list </text:span><text:span text:style-name="T27">b</text:span><text:span text:style-name="T34">, then list </text:span><text:span text:style-name="T27">b</text:span><text:span text:style-name="T34"> is </text:span><text:span text:style-name="T27">a</text:span><text:span text:style-name="T34"> permutation of list </text:span><text:span text:style-name="T27">a</text:span><text:span text:style-name="T34">—in other words, that the permutation relation in symmetric.</text:span></text:p>
      <text:p text:style-name="P54"/>
      <text:p text:style-name="P20"><text:span text:style-name="T34">Base case: </text:span><text:span text:style-name="T27">a</text:span><text:span text:style-name="T34"> and </text:span><text:span text:style-name="T27">b</text:span><text:span text:style-name="T34"> are empty lists.</text:span></text:p>
      <text:p text:style-name="P20"><text:span text:style-name="T34">If both </text:span><text:span text:style-name="T27">a</text:span><text:span text:style-name="T34"> and </text:span><text:span text:style-name="T27">b</text:span><text:span text:style-name="T34"> are empty lists, then they are the same list.</text:span></text:p>
      <text:p text:style-name="P55">By the proof from problem 6, a list is a permutation of itself.</text:p>
      <text:p text:style-name="P20"><text:span text:style-name="T34">Therefore, </text:span><text:span text:style-name="T27">a</text:span><text:span text:style-name="T34"> and </text:span><text:span text:style-name="T27">b</text:span><text:span text:style-name="T34"> are permutations of </text:span><text:span text:style-name="T36">each-other.</text:span></text:p>
      <text:p text:style-name="P56"/>
      <text:p text:style-name="P21"><text:span text:style-name="T36">I</text:span><text:span text:style-name="T34">nduction Hypothesis: If list </text:span><text:span text:style-name="T27">a</text:span><text:span text:style-name="T34"> of length k-1 is a permutation of list </text:span><text:span text:style-name="T27">b</text:span><text:span text:style-name="T34"> of length k-1, then list </text:span><text:span text:style-name="T27">b</text:span><text:span text:style-name="T34"> is a permutation of list </text:span><text:span text:style-name="T27">a</text:span><text:span text:style-name="T34">.</text:span></text:p>
      <text:p text:style-name="P22"><text:span text:style-name="T34">Let lists </text:span><text:span text:style-name="T27">a</text:span><text:span text:style-name="T34"> and </text:span><text:span text:style-name="T27">b</text:span><text:span text:style-name="T34"> be length k and let </text:span><text:span text:style-name="T27">a</text:span><text:span text:style-name="T34"> be a permutation of </text:span><text:span text:style-name="T27">b</text:span><text:span text:style-name="T34">.</text:span></text:p>
      <text:p text:style-name="P57"/>
      <text:p text:style-name="P57">One of the permutation cases are true…</text:p>
      <text:p text:style-name="P57"/>
      <text:p text:style-name="P23"><text:span text:style-name="T34">Case 1: </text:span><text:span text:style-name="T27">a</text:span><text:span text:style-name="T34"> and </text:span><text:span text:style-name="T27">b</text:span><text:span text:style-name="T34"> are both empty lists.</text:span></text:p>
      <text:p text:style-name="P23"><text:span text:style-name="T34">As shown by the base case, if </text:span><text:span text:style-name="T27">a</text:span><text:span text:style-name="T34"> and </text:span><text:span text:style-name="T27">b</text:span><text:span text:style-name="T34"> are both empty lists, then </text:span><text:span text:style-name="T27">b</text:span><text:span text:style-name="T34"> is a permutation of </text:span><text:span text:style-name="T27">a</text:span><text:span text:style-name="T34">.</text:span></text:p>
      <text:p text:style-name="P57"/>
      <text:p text:style-name="P24"><text:span text:style-name="T34">Case 2: </text:span><text:span text:style-name="T29">a.head</text:span><text:span text:style-name="T37">=</text:span><text:span text:style-name="T29">b.head</text:span><text:span text:style-name="T37">, and </text:span><text:span text:style-name="T29">a.tail</text:span><text:span text:style-name="T37"> is a permutation of </text:span><text:span text:style-name="T29">b.tail</text:span></text:p>
      <text:p text:style-name="P25"><text:span text:style-name="T39">B</text:span><text:span text:style-name="T38">ecause </text:span><text:span text:style-name="T27">a</text:span><text:span text:style-name="T38"> and </text:span><text:span text:style-name="T27">b</text:span><text:span text:style-name="T38"> are both length k, then a.tail and b.tail must be of length k-1.</text:span></text:p>
      <text:p text:style-name="P25"><text:span text:style-name="T38">By the induction hypothesis, </text:span><text:span text:style-name="T27">b.tail</text:span><text:span text:style-name="T38"> is a permutation of </text:span><text:span text:style-name="T27">a.tail</text:span><text:span text:style-name="T38">.</text:span></text:p>
      <text:p text:style-name="P25"><text:span text:style-name="T38">Therefore, </text:span><text:span text:style-name="T27">b</text:span><text:span text:style-name="T38"> is a permutation of </text:span><text:span text:style-name="T27">a</text:span><text:span text:style-name="T38">.</text:span></text:p>
      <text:p text:style-name="P58"/>
      <text:p text:style-name="P26"><text:span text:style-name="T38">Case 3: </text:span><text:span text:style-name="T29">a.head</text:span><text:span text:style-name="T41">≠</text:span><text:span text:style-name="T29">b.head</text:span><text:span text:style-name="T39">, and there exists a list </text:span><text:span text:style-name="T29">c</text:span><text:span text:style-name="T39"> such that </text:span><text:span text:style-name="T29">a.tail</text:span><text:span text:style-name="T39"> is a permutation of </text:span><text:span text:style-name="T29">b.head:c</text:span><text:span text:style-name="T39">, and </text:span><text:span text:style-name="T29">b.tail</text:span><text:span text:style-name="T39"> is a permutation of </text:span><text:span text:style-name="T29">a.head:c</text:span></text:p>
      <text:p text:style-name="P27"><text:span text:style-name="T38">Since there exists a list </text:span><text:span text:style-name="T27">c</text:span><text:span text:style-name="T38"> such that </text:span><text:span text:style-name="T27">b.tail</text:span><text:span text:style-name="T38"> is a permutation of </text:span><text:span text:style-name="T27">a.head:c</text:span><text:span text:style-name="T38"> and </text:span><text:span text:style-name="T27">a.tail</text:span><text:span text:style-name="T38"> is a permutation of </text:span><text:span text:style-name="T27">b.head:c</text:span><text:span text:style-name="T38">. By the definition of </text:span><text:span text:style-name="T22">permutation</text:span><text:span text:style-name="T38">, </text:span><text:span text:style-name="T27">b</text:span><text:span text:style-name="T38"> is a permutation of </text:span><text:span text:style-name="T27">a</text:span><text:span text:style-name="T38">.</text:span></text:p>
      <text:p text:style-name="P59"/>
      <text:p text:style-name="P28"><text:span text:style-name="T38">Therefore, because </text:span><text:span text:style-name="T27">b</text:span><text:span text:style-name="T38"> is a permutation of </text:span><text:span text:style-name="T27">a</text:span><text:span text:style-name="T38"> in all possible cases, then </text:span><text:span text:style-name="T27">b</text:span><text:span text:style-name="T38"> must be a permutation of </text:span><text:span text:style-name="T27">a</text:span><text:span text:style-name="T38"> if </text:span><text:span text:style-name="T27">a</text:span><text:span text:style-name="T38"> is a permutation of </text:span><text:span text:style-name="T27">b</text:span><text:span text:style-name="T38">.</text:span></text:p>
      <text:p text:style-name="P60"/>
      <text:p text:style-name="P28"><text:span text:style-name="T38">Then, by the method of induction, if </text:span><text:span text:style-name="T27">a</text:span><text:span text:style-name="T38"> is a permutation of </text:span><text:span text:style-name="T27">b</text:span><text:span text:style-name="T38">, then </text:span><text:span text:style-name="T27">b</text:span><text:span text:style-name="T38"> is a permutation of </text:span><text:span text:style-name="T27">a</text:span><text:span text:style-name="T3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06:25.198000000</meta:creation-date>
    <dc:date>2019-01-22T19:55:36.804000000</dc:date>
    <meta:editing-duration>PT2H31M4S</meta:editing-duration>
    <meta:editing-cycles>106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123" meta:word-count="1134" meta:character-count="5373" meta:non-whitespace-character-count="4346"/>
  </office:meta>
</office:document-meta>
</file>